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200%" fo:text-align="justify" style:justify-single-word="false"/>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line-height="200%" fo:text-align="start" style:justify-single-word="false"/>
      <style:text-properties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line-height="200%" fo:text-align="justify" style:justify-single-word="fals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ading Review #6</text:span><text:tab/><text:tab/><text:tab/><text:span text:style-name="T1">EC 522 Winter 2011</text:span><text:tab/><text:tab/> <text:s text:c="9"/><text:span text:style-name="T1">Student ID <text:s/>971-18-3385</text:span></text:p>
      <text:p text:style-name="P2"/>
      <text:p text:style-name="P3"><text:span text:style-name="Emphasis"><text:span text:style-name="T2">Adamowicz (2004) attempts a point-in-time snapshot of the field of environmental evaluation and offers some basic trends analysis. His first insight is that the picture is quite different depending on whether the snapshot is taken of academics or of policy makers. <text:s text:c="2"/>Based on publication data, academics seem to prefer contingent value and hedonic pricing techniques to determine the worth of the environment, even though other techniques of valuation are also active in the academic literature (travel cost, choice experiments, stated preference, benefit transfer, and others). Two trends are of interest here. <text:s/>First, Adamowicz recognizes that while “some of the most significant advances in environmental valuation have arisen from the use of a variety of data generating mechanisms,” he suggests that data-mining as a methodology may have reached its pinnacle—it has proven worth and application but there is not much more room for expansion. <text:s/>Second, <text:s/>and of greater interest, is the trend toward stated preference methods over revealed preference methods. <text:s/>The “new breed” of stated preference methods analyze individual preference or choice by applying random utility models and econometric methods to individual-level data. <text:s/>Academics like these improved preference elicitation methods because there is ever-more individual-level data available, <text:s text:c="2"/>economic experiments can actually be designed with adequate controls, and there is theoretical, interdisciplinary support from the fields of <text:s/>“psychology, decision sciences and other social sciences that focus on human choice behaviour.” Adamowicz goes on to state that, “in particular, behavioural economics and experimental economics developments have intertwined with valuation and choice research” and “advances in modeling behaviour will depend on advances on both fronts simultaneously.” <text:s/>The “big payoff” here is the measure of passive use value, which is the most uncertain form of value. <text:s/>Apparently, these new random utility/econometric models have even led to improvements in revealed preference methods such as hedonic price analysis. </text:span></text:span></text:p>
      <text:p text:style-name="P3"><text:soft-page-break/><text:span text:style-name="Emphasis"><text:span text:style-name="T2">Environmental valuation by policy makers is different. <text:s text:c="2"/>The current preference by public agencies (acting through program managers and project managers) is to use cost/benefit analysis with the data derived from market-based methods. <text:s/>Interestingly, <text:s/>the decisions for preserving natural areas is still based largely on biometric data that is often “directly at odds with a benefit cost framework.” On the horizon here is the possibility of <text:s/>direct market valuation of the environment through the budding use of <text:s/>certifications and eco-labeling of natural resources (e.g., Forest Stewardship Council-certified lumber).</text:span></text:span></text:p>
      <text:p text:style-name="P3"><text:span text:style-name="Emphasis"><text:span text:style-name="T2"/></text:span></text:p>
      <text:p text:style-name="P3"><text:span text:style-name="Emphasis"><text:span text:style-name="T2">Public agencies acting through environmental regulators, on the other hand, seem to prefer a health-based, risk assessment approach where the environment is inversely valued relative to <text:s/>pollutant load. <text:s/>A monetary value for the pollutant load is determined by evaluating the chronic and acute risk (and subsequent costs) of health degradation. <text:s/>This monetary value becomes the </text:span></text:span><text:span text:style-name="Emphasis"><text:span text:style-name="T3">de facto</text:span></text:span><text:span text:style-name="Emphasis"><text:span text:style-name="T2"> value of “the environment.” <text:s/>Adamowicz seems to give such health economics approaches a mixed review but expects that “it is likely that many such exercises will be developed in the future as economic values are increasingly applied in health research.”</text:span></text:span></text:p>
      <text:p text:style-name="P3"><text:span text:style-name="Emphasis"><text:span text:style-name="T2"/></text:span></text:p>
      <text:p text:style-name="P5"><text:span text:style-name="Emphasis"><text:span text:style-name="T2">Finally, <text:s/>Adamowicz points to a non-existent trend; namely, the lack of development of dynamic evaluation models: nearly all environmental valuation estimates are currently based on static models that cannot evolve preference for environmental goods and services through time. <text:s/>Perhaps economists will team up with system theorists to remedy this situ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 style:font-size-asian="24pt" style:font-weight-asian="bold" style:font-name-complex="DejaVu Sans" style:font-size-complex="2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Emphasis" style:family="text">
      <style:text-properties fo:font-style="italic" style:font-style-asian="italic" style:font-style-complex="italic"/>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6" text:consecutive-numbering="true">
      <text:list-level-style-number text:level="1" style:num-suffix="." style:num-format="1">
        <style:list-level-properties text:space-before="0.75in" text:min-label-width="0.25in"/>
      </text:list-level-style-number>
      <text:list-level-style-bullet text:level="2" text:style-name="WW8Num6z1" style:num-suffix="." text:bullet-char="o">
        <style:list-level-properties text:space-before="1.25in" text:min-label-width="0.25in"/>
        <style:text-properties fo:font-family="'Courier New'" style:font-family-generic="modern" style:font-pitch="fixed"/>
      </text:list-level-style-bullet>
      <text:list-level-style-bullet text:level="3" text:style-name="WW8Num6z2" style:num-suffix="." text:bullet-char="">
        <style:list-level-properties text:space-before="1.75in" text:min-label-width="0.25in"/>
        <style:text-properties style:font-name="Wingdings"/>
      </text:list-level-style-bullet>
      <text:list-level-style-bullet text:level="4" text:style-name="WW8Num6z3" style:num-suffix="." text:bullet-char="">
        <style:list-level-properties text:space-before="2.25in" text:min-label-width="0.25in"/>
        <style:text-properties style:font-name="Symbol"/>
      </text:list-level-style-bullet>
      <text:list-level-style-bullet text:level="5" text:style-name="WW8Num6z1" style:num-suffix="." text:bullet-char="o">
        <style:list-level-properties text:space-before="2.75in" text:min-label-width="0.25in"/>
        <style:text-properties fo:font-family="'Courier New'" style:font-family-generic="modern" style:font-pitch="fixed"/>
      </text:list-level-style-bullet>
      <text:list-level-style-bullet text:level="6" text:style-name="WW8Num6z2" style:num-suffix="." text:bullet-char="">
        <style:list-level-properties text:space-before="3.25in" text:min-label-width="0.25in"/>
        <style:text-properties style:font-name="Wingdings"/>
      </text:list-level-style-bullet>
      <text:list-level-style-bullet text:level="7" text:style-name="WW8Num6z3" style:num-suffix="." text:bullet-char="">
        <style:list-level-properties text:space-before="3.75in" text:min-label-width="0.25in"/>
        <style:text-properties style:font-name="Symbol"/>
      </text:list-level-style-bullet>
      <text:list-level-style-bullet text:level="8" text:style-name="WW8Num6z1" style:num-suffix="." text:bullet-char="o">
        <style:list-level-properties text:space-before="4.25in" text:min-label-width="0.25in"/>
        <style:text-properties fo:font-family="'Courier New'" style:font-family-generic="modern" style:font-pitch="fixed"/>
      </text:list-level-style-bullet>
      <text:list-level-style-bullet text:level="9" text:style-name="WW8Num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95in" fo:margin-bottom="0.95in" fo:margin-left="0.95in" fo:margin-right="0.9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01-04T09:39:08</meta:creation-date>
    <dc:date>2011-01-26T10:53:05</dc:date>
    <meta:print-date>2011-01-26T10:43:48</meta:print-date>
    <meta:editing-cycles>115</meta:editing-cycles>
    <meta:editing-duration>P1DT0H42M58S</meta:editing-duration>
    <meta:user-defined meta:name="Info 1"/>
    <meta:user-defined meta:name="Info 2"/>
    <meta:user-defined meta:name="Info 3"/>
    <meta:user-defined meta:name="Info 4"/>
    <meta:document-statistic meta:table-count="0" meta:image-count="0" meta:object-count="0" meta:page-count="2" meta:paragraph-count="5" meta:word-count="561" meta:character-count="3792"/>
  </office:meta>
</office:document-meta>
</file>